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rsid="0017717a" officeooo:paragraph-rsid="0017717a"/>
    </style:style>
    <style:style style:name="P2" style:family="paragraph" style:parent-style-name="Standard">
      <style:text-properties fo:font-variant="normal" fo:text-transform="none" fo:color="#e3e3e8" loext:opacity="100%" style:font-name="Noto Sans Mono" fo:font-size="8.25pt" fo:letter-spacing="normal" fo:font-style="normal" fo:font-weight="normal" officeooo:rsid="0017717a" officeooo:paragraph-rsid="0017717a"/>
    </style:style>
    <style:style style:name="P3" style:family="paragraph" style:parent-style-name="Heading_20_2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4" style:family="paragraph" style:parent-style-name="Standard" style:list-style-name="L1">
      <style:text-properties style:font-name="Ubuntu" officeooo:rsid="001d8f85" officeooo:paragraph-rsid="001d8f85"/>
    </style:style>
    <style:style style:name="P5" style:family="paragraph" style:parent-style-name="Standard" style:list-style-name="L1">
      <style:text-properties officeooo:paragraph-rsid="001d8f85"/>
    </style:style>
    <style:style style:name="P6" style:family="paragraph" style:parent-style-name="Standard" style:list-style-name="L1">
      <style:text-properties style:font-name="Ubuntu" officeooo:rsid="0017717a" officeooo:paragraph-rsid="001d8f85"/>
    </style:style>
    <style:style style:name="P7" style:family="paragraph" style:parent-style-name="Standard" style:list-style-name="L1">
      <style:text-properties officeooo:paragraph-rsid="001ee97d"/>
    </style:style>
    <style:style style:name="P8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e3e3e8" loext:opacity="100%" style:font-name="Quicksand" fo:font-size="8.25pt" fo:letter-spacing="normal" fo:font-style="normal" fo:font-weight="normal" officeooo:rsid="0017717a"/>
    </style:style>
    <style:style style:name="P9" style:family="paragraph" style:parent-style-name="Heading_20_3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10" style:family="paragraph" style:parent-style-name="Text_20_body">
      <style:text-properties fo:font-variant="normal" fo:text-transform="none" fo:color="#e3e3e8" loext:opacity="100%" style:font-name="Quicksand" fo:font-size="8.25pt" fo:letter-spacing="normal" fo:font-style="normal" fo:font-weight="normal" officeooo:rsid="0017717a" officeooo:paragraph-rsid="0017717a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e3e3e8" loext:opacity="100%" style:font-name="Noto Sans Mono" fo:font-size="8.25pt" officeooo:rsid="0017717a" loext:padding="0cm" loext:border="none"/>
    </style:style>
    <style:style style:name="T1" style:family="text">
      <style:text-properties officeooo:rsid="001d8f85"/>
    </style:style>
    <style:style style:name="T2" style:family="text">
      <style:text-properties fo:font-variant="normal" fo:text-transform="none" fo:color="#8b8b8b" loext:opacity="100%" style:font-name="Quicksand" fo:font-size="12pt" fo:letter-spacing="normal" fo:font-style="normal" fo:font-weight="normal"/>
    </style:style>
    <style:style style:name="T3" style:family="text">
      <style:text-properties style:font-name="Ubuntu" officeooo:rsid="001d8f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jeto: Web Scraping <text:s/><text:span text:style-name="T1">em massa com python </text:span>de dados completos da ONS<text:line-break/><text:line-break/>Situação:</text:p>
      <text:p text:style-name="P1"/>
      <text:p text:style-name="P1"><text:span text:style-name="T2"/></text:p>
      <text:p text:style-name="P1"/>
      <text:p text:style-name="P1">Tarefa</text:p>
      <text:p text:style-name="P1">- O Scrpit web scraping deverá ermitir carga completa</text:p>
      <text:p text:style-name="P1">- O Scrpit web scraping deverá ermitir carga por registros novos</text:p>
      <text:p text:style-name="P1">- Os dados deverão ser gravados em um banco de dados SQL Server</text:p>
      <text:p text:style-name="P1">- O Web scraping deverá conter controle de log, qualquer evento, sucesso ou falha, deverá ser registrado</text:p>
      <text:p text:style-name="P1"/>
      <text:p text:style-name="P1">Ação </text:p>
      <text:p text:style-name="P1"/>
      <text:p text:style-name="P1">Resultado</text:p>
      <text:p text:style-name="P1"/>
      <text:p text:style-name="P2">href="<text:a xlink:type="simple" xlink:href="https://ons-aws-prod-opendata.s3.amazonaws.com/dataset/capacidade-geracao/CAPACIDADE_GERACAO.csv" text:style-name="Internet_20_link" text:visited-style-name="Visited_20_Internet_20_Link">https://ons-aws-prod-opendata.s3.amazonaws.com/dataset/capacidade-geracao/CAPACIDADE_GERACAO.csv</text:a>"</text:p>
      <text:p text:style-name="P2"/>
      <text:p text:style-name="P2"><text:a xlink:type="simple" xlink:href="https://chatgpt.com/c/68706fe0-dfac-800e-8f1a-cc1f6625117c" text:style-name="Internet_20_link" text:visited-style-name="Visited_20_Internet_20_Link">https://chatgpt.com/c/68706fe0-dfac-800e-8f1a-cc1f6625117c</text:a></text:p>
      <text:p text:style-name="P2"/>
      <text:p text:style-name="P2"/>
      <text:p text:style-name="P2"/>
      <text:h text:style-name="P3" text:outline-level="2"><text:bookmark text:name="1-objetivo-do-projeto"/>1. Objetivo do Projeto</text:h>
      <text:list text:style-name="L1">
        <text:list-item>
          <text:p text:style-name="P4">Criar um pipeline de dados fácil de realizar manutenção, ou seja, estruturado, modular e escalável.</text:p>
        </text:list-item>
        <text:list-item>
          <text:p text:style-name="P5"><text:span text:style-name="T3">Discutir o padrão de projeto </text:span><text:span text:style-name="Strong_20_Emphasis"><text:span text:style-name="T3">Cadeia de Responsabilidade (Chain of Responsibility)</text:span></text:span><text:span text:style-name="T3">.</text:span></text:p>
        </text:list-item>
        <text:list-item>
          <text:p text:style-name="P6"><text:s/><text:span text:style-name="T1">Salvar os dados do site da ons em um banco de dados</text:span></text:p>
        </text:list-item>
        <text:list-item>
          <text:p text:style-name="P4">Automatizar a carga para enviar novos registros</text:p>
        </text:list-item>
        <text:list-item>
          <text:p text:style-name="P7"><text:span text:style-name="T3">Registrar logs do pipeline (</text:span>DEBUG, INFO, WARNING, ERROR, CRITICAL<text:span text:style-name="T3">)</text:span></text:p>
        </text:list-item>
      </text:list>
      <text:h text:style-name="P3" text:outline-level="2"><text:bookmark text:name="2-arquitetura--estrutura-técnica"/>2. Arquitetura / Estrutura Técnica</text:h>
      <text:h text:style-name="P8" text:outline-level="3"><text:bookmark text:name="21-tecnologias-usadas"/>2.1 Tecnologias Usadas</text:h>
      <text:h text:style-name="P3" text:outline-level="2"><text:bookmark text:name="3-arquitetura-do-pipeline"/>3. Arquitetura do Pipeline</text:h>
      <text:h text:style-name="P8" text:outline-level="3"><text:bookmark text:name="31-diagrama-de-classe"/>3.1 Diagrama de Classe</text:h>
      <text:h text:style-name="P9" text:outline-level="3"><text:bookmark text:name="32-diagrama-de-atividade"/>3.2 Diagrama de Atividade</text:h>
      <text:p text:style-name="P10">- <text:span text:style-name="T1">Checar conexão banco</text:span></text:p>
      <text:p text:style-name="P10">- <text:span text:style-name="T1">Checar conexão site ons</text:span></text:p>
      <text:p text:style-name="P10">- <text:span text:style-name="T1">Coletar links do site da ons</text:span></text:p>
      <text:p text:style-name="P10">- <text:span text:style-name="T1">Guardas dados da tabela (Dataframe) </text:span></text:p>
      <text:p text:style-name="P10"/>
      <text:h text:style-name="P3" text:outline-level="2"><text:bookmark text:name="4-principais-funcionalidades"/><text:soft-page-break/>4. Principais Funcionalidades</text:h>
      <text:h text:style-name="P8" text:outline-level="3"><text:bookmark text:name="requisitos-funcionais"/>Requisitos Funcionais</text:h>
      <text:h text:style-name="P3" text:outline-level="2"><text:bookmark text:name="5-requisitos-não-funcionais"/>5. Requisitos Não Funcionais</text:h>
      <text:h text:style-name="P3" text:outline-level="2"><text:bookmark text:name="6-exemplo-simplificado-do-código"/>6. Exemplo Simplificado do Código</text:h>
      <text:p text:style-name="P11"/>
      <text:h text:style-name="P3" text:outline-level="2"><text:bookmark text:name="7-vídeo-com-a-demonstração-do-projeto"/>7. Vídeo com a demonstração do projeto</text:h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icksand" svg:font-family="Quicksand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0T22:18:27.088916592</meta:creation-date>
    <dc:date>2025-07-27T23:31:12.525199196</dc:date>
    <meta:editing-duration>PT8H26M16S</meta:editing-duration>
    <meta:editing-cycles>3</meta:editing-cycles>
    <meta:generator>LibreOffice/25.2.2.2$Linux_X86_64 LibreOffice_project/520$Build-2</meta:generator>
    <meta:document-statistic meta:table-count="0" meta:image-count="0" meta:object-count="0" meta:page-count="2" meta:paragraph-count="30" meta:word-count="194" meta:character-count="1310" meta:non-whitespace-character-count="1146"/>
  </office:meta>
</office:document-meta>
</file>